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40.89mm" style:rel-column-width="32468*"/>
    </style:style>
    <style:style style:name="Table1.B" style:family="table-column">
      <style:table-column-properties style:column-width="41.63mm" style:rel-column-width="33067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Text_20_body">
      <style:text-properties officeooo:paragraph-rsid="00168440"/>
    </style:style>
    <style:style style:name="P3" style:family="paragraph" style:parent-style-name="Text_20_body">
      <style:text-properties officeooo:paragraph-rsid="0019292b"/>
    </style:style>
    <style:style style:name="P4" style:family="paragraph" style:parent-style-name="Text_20_body">
      <style:text-properties officeooo:rsid="001ae00e" officeooo:paragraph-rsid="001ae00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paragraph-rsid="00337b83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officeooo:paragraph-rsid="001eaa82"/>
    </style:style>
    <style:style style:name="P8" style:family="paragraph" style:parent-style-name="Text_20_body">
      <style:text-properties officeooo:paragraph-rsid="00337b83"/>
    </style:style>
    <style:style style:name="P9" style:family="paragraph" style:parent-style-name="Text_20_body">
      <style:text-properties officeooo:paragraph-rsid="0034e31a"/>
    </style:style>
    <style:style style:name="P10" style:family="paragraph" style:parent-style-name="Text_20_body">
      <style:text-properties officeooo:paragraph-rsid="0037afe0"/>
    </style:style>
    <style:style style:name="P11" style:family="paragraph" style:parent-style-name="Text_20_body">
      <style:text-properties officeooo:paragraph-rsid="003d63ad"/>
    </style:style>
    <style:style style:name="P12" style:family="paragraph" style:parent-style-name="Text_20_body">
      <style:paragraph-properties fo:margin-top="0mm" fo:margin-bottom="0mm" loext:contextual-spacing="false"/>
      <style:text-properties officeooo:paragraph-rsid="00168440"/>
    </style:style>
    <style:style style:name="P13" style:family="paragraph" style:parent-style-name="Text_20_body">
      <style:paragraph-properties fo:margin-top="0mm" fo:margin-bottom="0mm" loext:contextual-spacing="false" fo:text-align="center" style:justify-single-word="false"/>
      <style:text-properties officeooo:paragraph-rsid="001eaa82"/>
    </style:style>
    <style:style style:name="P14" style:family="paragraph" style:parent-style-name="Preformatted_20_Text">
      <style:text-properties officeooo:paragraph-rsid="0019292b"/>
    </style:style>
    <style:style style:name="P15" style:family="paragraph" style:parent-style-name="Preformatted_20_Text">
      <style:text-properties officeooo:paragraph-rsid="001ae00e"/>
    </style:style>
    <style:style style:name="P16" style:family="paragraph" style:parent-style-name="Preformatted_20_Text">
      <style:text-properties officeooo:rsid="001d7df2" officeooo:paragraph-rsid="001d7df2"/>
    </style:style>
    <style:style style:name="P17" style:family="paragraph" style:parent-style-name="Preformatted_20_Text">
      <style:text-properties officeooo:rsid="00291a1e" officeooo:paragraph-rsid="00291a1e"/>
    </style:style>
    <style:style style:name="P18" style:family="paragraph" style:parent-style-name="Preformatted_20_Text">
      <style:text-properties officeooo:paragraph-rsid="00319c3e"/>
    </style:style>
    <style:style style:name="P19" style:family="paragraph" style:parent-style-name="Preformatted_20_Text">
      <style:text-properties officeooo:paragraph-rsid="00337b83"/>
    </style:style>
    <style:style style:name="P20" style:family="paragraph" style:parent-style-name="Preformatted_20_Text">
      <style:text-properties officeooo:paragraph-rsid="00359339"/>
    </style:style>
    <style:style style:name="P21" style:family="paragraph" style:parent-style-name="Preformatted_20_Text">
      <style:text-properties officeooo:paragraph-rsid="00370a65"/>
    </style:style>
    <style:style style:name="P22" style:family="paragraph" style:parent-style-name="Preformatted_20_Text">
      <style:text-properties fo:font-weight="bold" officeooo:paragraph-rsid="00168440" style:font-weight-asian="bold" style:font-weight-complex="bold"/>
    </style:style>
    <style:style style:name="P23" style:family="paragraph" style:parent-style-name="Preformatted_20_Text">
      <style:text-properties officeooo:paragraph-rsid="003d63ad"/>
    </style:style>
    <style:style style:name="P24" style:family="paragraph" style:parent-style-name="Preformatted_20_Text">
      <style:text-properties officeooo:rsid="0041a5e3" officeooo:paragraph-rsid="0041a5e3"/>
    </style:style>
    <style:style style:name="P25" style:family="paragraph" style:parent-style-name="Preformatted_20_Text">
      <style:text-properties fo:font-size="9pt" style:font-size-asian="9pt" style:font-size-complex="9pt"/>
    </style:style>
    <style:style style:name="P26" style:family="paragraph" style:parent-style-name="Preformatted_20_Text">
      <style:text-properties fo:font-size="9pt" officeooo:paragraph-rsid="00561b24" style:font-size-asian="9pt" style:font-size-complex="9pt"/>
    </style:style>
    <style:style style:name="P27" style:family="paragraph" style:parent-style-name="Preformatted_20_Text">
      <style:text-properties fo:font-size="9pt" officeooo:rsid="00578dcd" officeooo:paragraph-rsid="00578dcd" style:font-size-asian="9pt" style:font-size-complex="9pt"/>
    </style:style>
    <style:style style:name="P28" style:family="paragraph" style:parent-style-name="Preformatted_20_Text">
      <style:text-properties officeooo:paragraph-rsid="004d1a26"/>
    </style:style>
    <style:style style:name="P29" style:family="paragraph" style:parent-style-name="Preformatted_20_Text">
      <style:text-properties officeooo:rsid="004f3902" officeooo:paragraph-rsid="004f3902"/>
    </style:style>
    <style:style style:name="P30" style:family="paragraph" style:parent-style-name="Preformatted_20_Text">
      <style:text-properties officeooo:paragraph-rsid="0051080f"/>
    </style:style>
    <style:style style:name="P31" style:family="paragraph" style:parent-style-name="Preformatted_20_Text">
      <style:text-properties officeooo:paragraph-rsid="00566646"/>
    </style:style>
    <style:style style:name="P32" style:family="paragraph" style:parent-style-name="Preformatted_20_Text">
      <style:text-properties style:font-name="Liberation Serif" fo:font-size="10pt" style:font-size-asian="10pt" style:font-size-complex="10pt"/>
    </style:style>
    <style:style style:name="P33" style:family="paragraph" style:parent-style-name="Preformatted_20_Text">
      <style:text-properties style:font-name="Liberation Serif" fo:font-size="10pt" officeooo:rsid="004aff2e" officeooo:paragraph-rsid="00525b97" style:font-size-asian="10pt" style:font-size-complex="10pt"/>
    </style:style>
    <style:style style:name="P34" style:family="paragraph" style:parent-style-name="Standard">
      <style:text-properties fo:font-weight="bold" style:font-weight-asian="bold" style:font-weight-complex="bold"/>
    </style:style>
    <style:style style:name="P35" style:family="paragraph" style:parent-style-name="Standard">
      <style:text-properties officeooo:paragraph-rsid="003d63ad"/>
    </style:style>
    <style:style style:name="P36" style:family="paragraph" style:parent-style-name="Standard">
      <style:text-properties officeooo:paragraph-rsid="0047fb2d"/>
    </style:style>
    <style:style style:name="P37" style:family="paragraph" style:parent-style-name="Standard">
      <style:text-properties officeooo:paragraph-rsid="004d1a26"/>
    </style:style>
    <style:style style:name="P38" style:family="paragraph" style:parent-style-name="Standard">
      <style:text-properties officeooo:paragraph-rsid="004ed9f1"/>
    </style:style>
    <style:style style:name="P39" style:family="paragraph" style:parent-style-name="Standard">
      <style:text-properties officeooo:paragraph-rsid="00566646"/>
    </style:style>
    <style:style style:name="P40" style:family="paragraph" style:parent-style-name="Preformatted_20_Text">
      <style:paragraph-properties fo:margin-top="0mm" fo:margin-bottom="4.99mm" loext:contextual-spacing="false"/>
    </style:style>
    <style:style style:name="P41" style:family="paragraph" style:parent-style-name="Preformatted_20_Text">
      <style:paragraph-properties fo:margin-top="0mm" fo:margin-bottom="4.99mm" loext:contextual-spacing="false"/>
      <style:text-properties officeooo:paragraph-rsid="00370a65"/>
    </style:style>
    <style:style style:name="P42" style:family="paragraph" style:parent-style-name="Preformatted_20_Text">
      <style:paragraph-properties fo:margin-top="0mm" fo:margin-bottom="4.99mm" loext:contextual-spacing="false"/>
      <style:text-properties officeooo:paragraph-rsid="00597235"/>
    </style:style>
    <style:style style:name="P43" style:family="paragraph" style:parent-style-name="Text_20_body">
      <style:text-properties officeooo:paragraph-rsid="005b6d4c"/>
    </style:style>
    <style:style style:name="P44" style:family="paragraph" style:parent-style-name="Preformatted_20_Text">
      <style:text-properties officeooo:paragraph-rsid="005b6d4c"/>
    </style:style>
    <style:style style:name="P45" style:family="paragraph" style:parent-style-name="Preformatted_20_Text">
      <style:text-properties officeooo:rsid="0041a5e3" officeooo:paragraph-rsid="005b6d4c"/>
    </style:style>
    <style:style style:name="P46" style:family="paragraph" style:parent-style-name="Preformatted_20_Text">
      <style:paragraph-properties fo:margin-top="0mm" fo:margin-bottom="4.99mm" loext:contextual-spacing="false"/>
    </style:style>
    <style:style style:name="P47" style:family="paragraph" style:parent-style-name="Preformatted_20_Text">
      <style:paragraph-properties fo:margin-top="0mm" fo:margin-bottom="4.99mm" loext:contextual-spacing="false"/>
      <style:text-properties fo:color="#0066ff" style:text-underline-style="solid" style:text-underline-width="auto" style:text-underline-color="font-color" officeooo:rsid="0041a5e3" officeooo:paragraph-rsid="005b6d4c"/>
    </style:style>
    <style:style style:name="P48" style:family="paragraph" style:parent-style-name="Heading_20_2">
      <style:text-properties officeooo:rsid="003a2986" officeooo:paragraph-rsid="003a2986"/>
    </style:style>
    <style:style style:name="P49" style:family="paragraph" style:parent-style-name="Heading_20_2" style:list-style-name=""/>
    <style:style style:name="P50" style:family="paragraph" style:parent-style-name="Heading_20_2">
      <style:text-properties fo:font-size="15pt" style:font-size-asian="15pt" style:font-size-complex="15pt"/>
    </style:style>
    <style:style style:name="P51" style:family="paragraph" style:parent-style-name="Heading_20_2">
      <style:text-properties officeooo:paragraph-rsid="0051080f"/>
    </style:style>
    <style:style style:name="P52" style:family="paragraph" style:parent-style-name="Heading_20_2">
      <style:text-properties officeooo:paragraph-rsid="00337b83"/>
    </style:style>
    <style:style style:name="P53" style:family="paragraph" style:parent-style-name="Heading_20_2">
      <style:text-properties officeooo:paragraph-rsid="00566646"/>
    </style:style>
    <style:style style:name="P54" style:family="paragraph" style:parent-style-name="Heading_20_2">
      <style:text-properties officeooo:paragraph-rsid="005b6d4c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Heading_20_2" style:master-page-name="">
      <loext:graphic-properties draw:fill="none"/>
      <style:paragraph-properties fo:margin-left="0mm" fo:margin-right="0mm" fo:margin-top="3.53mm" fo:margin-bottom="2.12mm" loext:contextual-spacing="false" fo:text-indent="0mm" style:auto-text-indent="false" style:page-number="auto" fo:background-color="transparent" fo:keep-with-next="always"/>
    </style:style>
    <style:style style:name="T1" style:family="text">
      <style:text-properties officeooo:rsid="003a2986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0pt" officeooo:rsid="004aff2e" style:font-size-asian="10pt" style:font-size-complex="10pt"/>
    </style:style>
    <style:style style:name="T4" style:family="text">
      <style:text-properties style:font-name="Liberation Serif" style:text-scale="98%"/>
    </style:style>
    <style:style style:name="T5" style:family="text">
      <style:text-properties officeooo:rsid="001ae00e"/>
    </style:style>
    <style:style style:name="T6" style:family="text">
      <style:text-properties officeooo:rsid="001b5ac2"/>
    </style:style>
    <style:style style:name="T7" style:family="text">
      <style:text-properties officeooo:rsid="001eaa8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Liberation Sans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style:font-size-asian="10pt" style:font-size-complex="10pt" style:text-scale="97%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1d7df2" style:font-name-asian="NSimSun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4aff2e" style:font-name-asian="NSimSun" style:font-size-asian="10pt" style:font-name-complex="Liberation Mono" style:font-size-complex="10pt"/>
    </style:style>
    <style:style style:name="T16" style:family="text">
      <style:text-properties style:font-name="Liberation Mono" fo:font-size="10pt" fo:font-weight="bold" officeooo:rsid="001d7df2" style:font-name-asian="NSimSun" style:font-size-asian="10pt" style:font-weight-asian="bold" style:font-name-complex="Liberation Mono" style:font-size-complex="10pt" style:font-weight-complex="bold"/>
    </style:style>
    <style:style style:name="T17" style:family="text">
      <style:text-properties officeooo:rsid="002f55ed"/>
    </style:style>
    <style:style style:name="T18" style:family="text">
      <style:text-properties officeooo:rsid="0030473b"/>
    </style:style>
    <style:style style:name="T19" style:family="text">
      <style:text-properties officeooo:rsid="00319c3e"/>
    </style:style>
    <style:style style:name="T20" style:family="text">
      <style:text-properties officeooo:rsid="00337b83"/>
    </style:style>
    <style:style style:name="T21" style:family="text">
      <style:text-properties officeooo:rsid="001edf67"/>
    </style:style>
    <style:style style:name="T22" style:family="text">
      <style:text-properties style:text-scale="97%"/>
    </style:style>
    <style:style style:name="T23" style:family="text">
      <style:text-properties officeooo:rsid="0034620b"/>
    </style:style>
    <style:style style:name="T24" style:family="text">
      <style:text-properties officeooo:rsid="0034e31a"/>
    </style:style>
    <style:style style:name="T25" style:family="text">
      <style:text-properties officeooo:rsid="00359339"/>
    </style:style>
    <style:style style:name="T26" style:family="text">
      <style:text-properties officeooo:rsid="003f53d4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f53d4" style:font-weight-asian="normal" style:font-weight-complex="normal"/>
    </style:style>
    <style:style style:name="T29" style:family="text">
      <style:text-properties officeooo:rsid="004aff2e"/>
    </style:style>
    <style:style style:name="T30" style:family="text">
      <style:text-properties officeooo:rsid="004c1baa"/>
    </style:style>
    <style:style style:name="T31" style:family="text">
      <style:text-properties officeooo:rsid="004ed9f1"/>
    </style:style>
    <style:style style:name="T32" style:family="text">
      <style:text-properties officeooo:rsid="0054a913"/>
    </style:style>
    <style:style style:name="T33" style:family="text">
      <style:text-properties officeooo:rsid="00561b24"/>
    </style:style>
    <style:style style:name="T34" style:family="text">
      <style:text-properties officeooo:rsid="00566646"/>
    </style:style>
    <style:style style:name="T35" style:family="text">
      <style:text-properties officeooo:rsid="00597235"/>
    </style:style>
    <style:style style:name="T36" style:family="text">
      <style:text-properties fo:color="#0066ff" style:text-underline-style="solid" style:text-underline-width="auto" style:text-underline-color="font-color" officeooo:rsid="0041a5e3"/>
    </style:style>
    <style:style style:name="Sect1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48" text:outline-level="2">jQuery Glossary</text:h>
        <text:h text:style-name="Heading_20_2" text:outline-level="2"><text:span text:style-name="T6">HTML link </text:span>tag </text:h>
        <text:p text:style-name="Preformatted_20_Text">&lt;script type="text/javascript" src="script.js"&gt;&lt;/script&gt;</text:p>
        <text:h text:style-name="Heading_20_2" text:outline-level="2">jQuery syntax:</text:h>
        <text:p text:style-name="P21"><text:span text:style-name="Source_20_Text"/></text:p>
        <text:p text:style-name="P21"><text:span text:style-name="Source_20_Text"><text:span text:style-name="T8">$(document).ready(function() {</text:span></text:span></text:p>
        <text:p text:style-name="P21"><text:span text:style-name="Source_20_Text"><text:span text:style-name="T8"><text:s text:c="4"/>$('thingToTouch').event(function() {</text:span></text:span></text:p>
        <text:p text:style-name="P21"><text:span text:style-name="Source_20_Text"><text:span text:style-name="T8"><text:s text:c="8"/>$('thingToAffect').effect();</text:span></text:span></text:p>
        <text:p text:style-name="P21"><text:span text:style-name="Source_20_Text"><text:span text:style-name="T8"><text:s text:c="4"/>});</text:span></text:span></text:p>
        <text:p text:style-name="P41"><text:span text:style-name="Source_20_Text"><text:span text:style-name="T8">});</text:span></text:span></text:p>
        <text:p text:style-name="P22"><text:s/></text:p>
        <text:p text:style-name="Preformatted_20_Text"><text:span text:style-name="Source_20_Text">$()</text:span> </text:p>
        <text:p text:style-name="P12">says, "hey, jQuery things are about to happen!" </text:p>
        <text:p text:style-name="P36"><text:span text:style-name="T13">document</text:span> </text:p>
        <text:p text:style-name="P36"><text:span text:style-name="T2">between the parentheses tells us that we're about </text:span><text:span text:style-name="T4">to work our magic on the HTML </text:span><text:span text:style-name="Source_20_Text"><text:span text:style-name="T4">document</text:span></text:span><text:span text:style-name="T4"> itself. </text:span></text:p>
        <text:p text:style-name="Preformatted_20_Text">.ready();</text:p>
        <text:p text:style-name="P12"><text:s/>is a <text:span text:style-name="Strong_20_Emphasis">function</text:span>, or basic action, in jQuery. It says "hey, I'm going to do stuff as soon as the HTML document is ready!" </text:p>
        <text:p text:style-name="P2">Whatever goes in <text:span text:style-name="Source_20_Text"><text:span text:style-name="T10">.ready()</text:span></text:span>'s parentheses is the jQuery <text:span text:style-name="Strong_20_Emphasis">event</text:span> that occurs as soon as the HTML document is ready. </text:p>
        <text:p text:style-name="Preformatted_20_Text">$(document).ready(something);</text:p>
        <text:p text:style-name="P2">says: "when the <text:span text:style-name="Source_20_Text"><text:span text:style-name="T10">HTML</text:span></text:span> document is ready, do <text:span text:style-name="Source_20_Text"><text:span text:style-name="T10">something!</text:span></text:span>"</text:p>
        <text:p text:style-name="P2">Note that<text:span text:style-name="Source_20_Text"><text:span text:style-name="T10"> .ready()</text:span></text:span><text:span text:style-name="Source_20_Text">;</text:span> ends with a semicolon. This tells jQuery that you're done giving it a command.</text:p>
        <text:p text:style-name="P2">Start with the function keyword 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3"><text:span text:style-name="T7">I</text:span>nputs go between ()</text:p>
            </table:table-cell>
            <table:table-cell table:style-name="Table1.B1" office:value-type="string">
              <text:p text:style-name="P13">Actions go between {}</text:p>
            </table:table-cell>
          </table:table-row>
          <table:table-row>
            <table:table-cell table:style-name="Table1.A2" office:value-type="string">
              <text:p text:style-name="P13">Inputs are separated </text:p>
              <text:p text:style-name="P13">by commas.</text:p>
            </table:table-cell>
            <table:table-cell table:style-name="Table1.B2" office:value-type="string">
              <text:p text:style-name="P7">Inputs can include other functions.</text:p>
            </table:table-cell>
          </table:table-row>
        </table:table>
        <text:h text:style-name="P54" text:outline-level="2"><text:span text:style-name="Source_20_Text"><text:span text:style-name="T9">This</text:span></text:span> </text:h>
        <text:p text:style-name="P43">The <text:span text:style-name="Source_20_Text"><text:span text:style-name="T10">this </text:span></text:span>keyword refers to the jQuery object you're currently doing something with. </text:p>
        <text:p text:style-name="P44"><text:span text:style-name="Source_20_Text">$(this).remove();</text:span></text:p>
        <text:h text:style-name="Heading_20_2" text:outline-level="2">Function<text:span text:style-name="T6">s</text:span></text:h>
        <text:p text:style-name="P2">when we say "function," you can think "action." </text:p>
        <text:p text:style-name="Preformatted_20_Text">function(){jQuery magic;}</text:p>
        <text:p text:style-name="Preformatted_20_Text"/>
        <text:p text:style-name="P3">If we add our function inside our <text:span text:style-name="Source_20_Text"><text:span text:style-name="T10">.ready()</text:span></text:span>, jQuery will run the code in our function as soon as the HTML document loads. </text:p>
        <text:p text:style-name="P3">The syntax would then look like this:</text:p>
        <text:p text:style-name="P15">$(document).ready(function(){</text:p>
        <text:p text:style-name="P15"><text:tab/>jQuery magic;<text:tab/>});</text:p>
        <text:p text:style-name="P14"/>
        <text:p text:style-name="Text_20_body">Remember, we end our jQuery statements with a semicolon.</text:p>
        <text:p text:style-name="Preformatted_20_Text">$(document).ready(function(){</text:p>
        <text:p text:style-name="Preformatted_20_Text"><text:s text:c="4"/>$('div').slideDown(<text:span text:style-name="T5">'</text:span>slow<text:span text:style-name="T5">'</text:span>); <text:s text:c="3"/>});</text:p>
        <text:p text:style-name="Preformatted_20_Text"/>
        <text:p text:style-name="P5">example</text:p>
        <text:p text:style-name="P16">$(document).ready(function(){</text:p>
        <text:p text:style-name="P16"><text:s text:c="2"/>$('div').mouseenter(function(){</text:p>
        <text:p text:style-name="P16"><text:s text:c="2"/><text:tab/>$('div').fadeTo('fast',0.25); </text:p>
        <text:p text:style-name="P16"><text:s text:c="12"/><text:tab/><text:tab/>}); });</text:p>
        <text:p text:style-name="P4">you can give a function just about anything as an input—even another function! That's why <text:span text:style-name="Source_20_Text"><text:span text:style-name="T14">.ready()</text:span></text:span><text:span text:style-name="T14"> </text:span>can take <text:span text:style-name="Source_20_Text"><text:span text:style-name="T14">function</text:span></text:span> </text:p>
        <text:h text:style-name="Heading_20_2" text:outline-level="2">$p vs $('p') <text:s/><text:span text:style-name="T31">vs $('&lt;p&gt;')</text:span></text:h>
        <text:p text:style-name="Standard"><text:span text:style-name="Source_20_Text"><text:span text:style-name="T16">$p</text:span></text:span><text:span text:style-name="T16"> </text:span><text:span text:style-name="T8">is just a variable name.</text:span> There is <text:span text:style-name="Emphasis">no</text:span> magic associated with the <text:span text:style-name="Source_20_Text"><text:span text:style-name="T10">$ </text:span></text:span>in <text:span text:style-name="Source_20_Text"><text:span text:style-name="T10">$p</text:span></text:span>; It's just helpful for people reading our code to see <text:span text:style-name="Source_20_Text"><text:span text:style-name="T10">$p</text:span></text:span>, since this is a concise way of saying "hey, there's a <text:span text:style-name="Source_20_Text"><text:span text:style-name="T10">'p'</text:span></text:span> jQuery object in here."</text:p>
        <text:p text:style-name="Standard"/>
        <text:p text:style-name="Standard"><text:span text:style-name="Source_20_Text"><text:span text:style-name="T12">$()</text:span></text:span><text:span text:style-name="T8">, on the other hand, </text:span><text:span text:style-name="Emphasis"><text:span text:style-name="T8">is</text:span></text:span><text:span text:style-name="T8"> magic</text:span>. This is the function in disguise that creates jQuery objects. </text:p>
        <text:p text:style-name="Standard"/>
        <text:p text:style-name="P38"><text:span text:style-name="Source_20_Text"><text:span text:style-name="T16">$('&lt;h1&gt;')</text:span></text:span><text:span text:style-name="T16"> </text:span><text:span text:style-name="T8">creates</text:span> a new <text:span text:style-name="Strong_20_Emphasis"><text:span text:style-name="T27">h1</text:span></text:span> element. </text:p>
        <text:p text:style-name="P38">The <text:span text:style-name="Source_20_Text"><text:span text:style-name="T14">&lt; &gt;</text:span></text:span><text:span text:style-name="T14"> </text:span>create a new HTML element. </text:p>
        <text:h text:style-name="Heading_20_2" text:outline-level="2">Variables</text:h>
        <text:p text:style-name="Preformatted_20_Text">var $target = $('ol li:last-child');</text:p>
        <text:p text:style-name="Preformatted_20_Text">var lucky = 7;var name = "Codecademy";</text:p>
        <text:p text:style-name="Preformatted_20_Text">var $p = $('p');</text:p>
        <text:p text:style-name="Preformatted_20_Text">var $target= $("nonsense");</text:p>
        <text:h text:style-name="P49" text:outline-level="2"/>
        <text:h text:style-name="P55" text:outline-level="2">Compound selector </text:h>
        <text:p text:style-name="P10">We can apply a <text:span text:style-name="Source_20_Text"><text:span text:style-name="T10">fadeTo()</text:span></text:span> to both the <text:span text:style-name="Source_20_Text"><text:span text:style-name="T10">p</text:span></text:span> and <text:span text:style-name="Source_20_Text"><text:span text:style-name="T10">li</text:span></text:span> selectors like this:</text:p>
        <text:p text:style-name="P10">$('p, li').fadeTo('slow', 0);</text:p>
        <text:h text:style-name="Heading_20_2" text:outline-level="2">Removing Elements</text:h>
        <text:p text:style-name="Text_20_body"><text:span text:style-name="Source_20_Text"><text:span text:style-name="T13">.empty()</text:span></text:span> deletes an element's content and <text:span text:style-name="Emphasis">all its descendants</text:span>. For instance, if you <text:span text:style-name="Source_20_Text"><text:span text:style-name="T13">.empty()</text:span></text:span> an <text:span text:style-name="Source_20_Text"><text:span text:style-name="T13">'ol'</text:span></text:span>, you'll also remove all its <text:span text:style-name="Source_20_Text"><text:span text:style-name="T13">'li'</text:span></text:span>s and their text.</text:p>
        <text:p text:style-name="Text_20_body"><text:span text:style-name="Source_20_Text"><text:span text:style-name="T13">.remove()</text:span></text:span>, not only deletes an element's content, but deletes the element itself.</text:p>
        <text:p text:style-name="Preformatted_20_Text">$('element to remove').remove();</text:p>
        <text:p text:style-name="P17">$('p').remove();</text:p>
        <text:h text:style-name="P50" text:outline-level="2">Adding and Removing Classes</text:h>
        <text:p text:style-name="P40"><text:span text:style-name="Source_20_Text">$('selector').addClass('className');</text:span></text:p>
        <text:p text:style-name="P8">You aren't selecting anything, you are modifying your element. This means that you do not need <text:span text:style-name="Source_20_Text"><text:span text:style-name="T10"># </text:span></text:span>or<text:span text:style-name="Source_20_Text"><text:span text:style-name="T10"> . </text:span></text:span>before your class. </text:p>
        <text:p text:style-name="Preformatted_20_Text">$(document).ready(function(){</text:p>
        <text:p text:style-name="Preformatted_20_Text"><text:s text:c="4"/>$('#<text:span text:style-name="T18">id2</text:span>').click(function(){</text:p>
        <text:p text:style-name="Preformatted_20_Text"><text:s text:c="8"/>$<text:span text:style-name="T30">(</text:span>'#<text:span text:style-name="T18">id2</text:span>').addClass('<text:span text:style-name="T17">class1</text:span>'); <text:s text:c="2"/></text:p>
        <text:p text:style-name="Preformatted_20_Text">}); });</text:p>
        <text:h text:style-name="P51" text:outline-level="2">.accordion()! </text:h>
        <text:p text:style-name="P30">$(document).ready(function(){</text:p>
        <text:p text:style-name="P30"><text:s text:c="4"/>$('#menu').accordion();});</text:p>
        <text:h text:style-name="Heading_20_2" text:outline-level="2">Changing <text:span text:style-name="T19">the</text:span> Style</text:h>
        <text:p text:style-name="P18"><text:span text:style-name="Source_20_Text">$("div").height("100px");</text:span></text:p>
        <text:p text:style-name="P18"><text:span text:style-name="Source_20_Text">$("div").width("50px");</text:span></text:p>
        <text:h text:style-name="Heading_20_3" text:outline-level="3"><text:span text:style-name="Source_20_Text">.</text:span><text:span text:style-name="Source_20_Text"><text:span text:style-name="T20">CSS</text:span></text:span></text:h>
        <text:p text:style-name="P40"><text:span text:style-name="Source_20_Text">$("div").css("color","</text:span><text:span text:style-name="Source_20_Text"><text:span text:style-name="T19">red</text:span></text:span><text:span text:style-name="Source_20_Text">");</text:span></text:p>
        <text:h text:style-name="P54" text:outline-level="2">jQuery UI </text:h>
        <text:p text:style-name="P45">jQuery UI includes a number of ultra-fancy animations. </text:p>
        <text:p text:style-name="P47"><text:a xlink:type="simple" xlink:href="http://jqueryui.com/" text:style-name="Internet_20_link" text:visited-style-name="Visited_20_Internet_20_Link"><text:span text:style-name="Source_20_Text"><text:span text:style-name="T36">http://jqueryui.com/</text:span></text:span></text:a></text:p>
        <text:h text:style-name="P52" text:outline-level="2">Modifying Content</text:h>
        <text:p text:style-name="P8"><text:span text:style-name="Source_20_Text"><text:span text:style-name="T10">.html() </text:span></text:span>can be used to set the contents of the first element match it finds. For instance,</text:p>
        <text:p text:style-name="P19">$('div').html();</text:p>
        <text:p text:style-name="P19"/>
        <text:p text:style-name="P8"><text:span text:style-name="T21">gets </text:span>the HTML contents of the <text:span text:style-name="Emphasis">first</text:span> <text:span text:style-name="T14">div</text:span> it finds, </text:p>
        <text:p text:style-name="P19">$('div').html("I love jQuery!");</text:p>
        <text:p text:style-name="P19"/>
        <text:p text:style-name="P8">set<text:span text:style-name="T21">s</text:span> the contents of the first div it finds.</text:p>
        <text:p text:style-name="P8"><text:span text:style-name="Source_20_Text"><text:span text:style-name="T11">.val() </text:span></text:span><text:span text:style-name="T22">is used to get the value of form elements. </text:span></text:p>
        <text:p text:style-name="P6">Example</text:p>
        <text:p text:style-name="P19">$('input:checkbox:checked').val();</text:p>
        <text:p text:style-name="P8">get<text:span text:style-name="T23">s</text:span> the value of the first checked checkbox that jQuery finds.</text:p>
        <text:h text:style-name="Heading_20_2" text:outline-level="2"><text:span text:style-name="Source_20_Text">.on()</text:span> </text:h>
        <text:p text:style-name="P9"><text:span text:style-name="Source_20_Text">.on()</text:span> <text:span text:style-name="T24">is</text:span> a general handler that takes the event, its selector, and an action as inputs. </text:p>
        <text:p text:style-name="P34">syntax</text:p>
        <text:p text:style-name="Preformatted_20_Text"><text:span text:style-name="Source_20_Text">$(document).on('event', 'selector', function() {Do something});</text:span></text:p>
        <text:p text:style-name="P34">example</text:p>
        <text:p text:style-name="P20"><text:span text:style-name="Source_20_Text"><text:span text:style-name="T25">$(document).on('click','.item', function(){</text:span></text:span></text:p>
        <text:p text:style-name="P20"><text:span text:style-name="Source_20_Text"><text:span text:style-name="T25"><text:s text:c="5"/>$(this).remove();});</text:span></text:span></text:p>
        <text:h text:style-name="Heading_20_2" text:outline-level="2">.focus() </text:h>
        <text:p text:style-name="P35">We say an element has focus when we click on <text:s/>it or tab over to it. </text:p>
        <text:p text:style-name="P11">only works on elements that can receive focus</text:p>
        <text:h text:style-name="Heading_20_2" text:outline-level="2">.draggable()</text:h>
        <text:p text:style-name="Preformatted_20_Text">$(document).ready(function(){</text:p>
        <text:p text:style-name="Preformatted_20_Text"><text:s text:c="4"/>$('#car').draggable();});</text:p>
        <text:h text:style-name="P53" text:outline-level="2">Animate</text:h>
        <text:p text:style-name="P31"><text:span text:style-name="T29">$('div').animate({left:'+=10px'},500); <text:tab/><text:tab/><text:tab/><text:tab/><text:tab/></text:span><text:span text:style-name="T3">milliseconds</text:span></text:p>
        <text:p text:style-name="P39"><text:span text:style-name="Source_20_Text"><text:span text:style-name="T15">$('.menu')</text:span></text:span><text:span text:style-name="T15"> </text:span>selects the element </text:p>
        <text:p text:style-name="P39"><text:span text:style-name="Source_20_Text"><text:span text:style-name="T15">.animate()</text:span></text:span><text:span text:style-name="T15"> </text:span>takes two parameters:</text:p>
        <text:p text:style-name="P39">A set of CSS properties <text:span text:style-name="T34">and</text:span></text:p>
        <text:p text:style-name="P39">A time duration over which to change them</text:p>
        <text:p text:style-name="P39"/>
        <text:h text:style-name="Heading_20_2" text:outline-level="2"><text:soft-page-break/>event</text:h>
        <text:p text:style-name="Preformatted_20_Text">$(document).keypress(function(event) {</text:p>
        <text:p text:style-name="Preformatted_20_Text"><text:s text:c="2"/>if(event.which === 109) {</text:p>
        <text:p text:style-name="P28"><text:s text:c="4"/>$('.dropdown-menu').toggle();} });</text:p>
        <text:p text:style-name="Preformatted_20_Text"/>
        <text:p text:style-name="Preformatted_20_Text"/>
        <text:p text:style-name="Standard"><text:span text:style-name="Source_20_Text"><text:span text:style-name="T13">$(document)</text:span></text:span><text:span text:style-name="T13"> </text:span>selects the whole page, <text:span text:style-name="Source_20_Text"><text:span text:style-name="T13">.keypress()</text:span></text:span><text:span text:style-name="T13"> </text:span>method attaches an event handler</text:p>
        <text:p text:style-name="Standard"/>
        <text:p text:style-name="Standard">The event handler takes <text:span text:style-name="Source_20_Text"><text:span text:style-name="T13">event</text:span></text:span> as a parameter.</text:p>
        <text:p text:style-name="P37"><text:span text:style-name="Source_20_Text"><text:span text:style-name="T13">event.which</text:span></text:span> contains which key was pressed. </text:p>
        <text:p text:style-name="P39">The <text:span text:style-name="Strong_20_Emphasis">m</text:span> key is identified by the key code <text:span text:style-name="T13">109</text:span>.</text:p>
        <text:p text:style-name="P39"/>
        <text:section text:style-name="Sect2" text:name="Section2">
          <text:p text:style-name="P33"/>
          <text:h text:style-name="Heading_20_3" text:outline-level="3">.keydown() <text:span text:style-name="T28">+</text:span><text:span text:style-name="T26"> </text:span>.animate<text:span text:style-name="T26">({}) <text:tab/><text:tab/><text:tab/>(SuperMario)</text:span></text:h>
          <text:p text:style-name="P32"/>
          <text:p text:style-name="P23">$(document).ready(function() {</text:p>
          <text:p text:style-name="P23"><text:s text:c="4"/>$(document).keydown(function(key) {</text:p>
          <text:p text:style-name="P23"><text:s text:c="8"/><text:span text:style-name="T8">switch</text:span>(parseInt(key<text:span text:style-name="T8">.which</text:span>,10)) {<text:tab/><text:tab/></text:p>
          <text:p text:style-name="P23"><text:tab/><text:tab/><text:tab/>case 37: <text:s text:c="3"/>// Left arrow key</text:p>
          <text:p text:style-name="P23"><text:tab/><text:tab/><text:tab/><text:tab/>$('img').<text:span text:style-name="T8">animate</text:span>({left: "-=10px"}, 'fast');</text:p>
          <text:p text:style-name="P23"><text:tab/><text:tab/><text:tab/>break;<text:tab/><text:tab/><text:tab/></text:p>
          <text:p text:style-name="P23"><text:tab/><text:tab/><text:tab/>case 38: <text:s text:c="3"/>// Up Arrow</text:p>
          <text:p text:style-name="P23"><text:s text:c="16"/><text:tab/><text:tab/>$('img').animate({top: "-=10px"}, 'fast');</text:p>
          <text:p text:style-name="P23"><text:tab/><text:tab/><text:tab/>break;</text:p>
          <text:p text:style-name="P23"><text:tab/><text:tab/><text:tab/>case 39: <text:s text:c="3"/>// Right Arrow</text:p>
          <text:p text:style-name="P23"><text:s text:c="16"/><text:tab/><text:tab/>$('img').animate({left: "+=10px"}, 'fast');</text:p>
          <text:p text:style-name="P23"><text:tab/><text:tab/><text:tab/>break;</text:p>
          <text:p text:style-name="P23"><text:tab/><text:tab/><text:tab/>case 40: <text:s text:c="3"/>// Down Arrow</text:p>
          <text:p text:style-name="P23"><text:s text:c="16"/><text:tab/><text:tab/>$('img').animate({top: "+=10px"}, 'fast');</text:p>
          <text:p text:style-name="P23"><text:tab/><text:tab/><text:tab/>break;</text:p>
          <text:p text:style-name="P23"><text:tab/><text:tab/>}</text:p>
          <text:p text:style-name="P23"><text:tab/>});</text:p>
          <text:p text:style-name="P23">});</text:p>
        </text:section>
        <text:h text:style-name="Heading_20_3" text:outline-level="3">Animate the menu and the body</text:h>
        <text:p text:style-name="Standard"><text:span text:style-name="T29">Note the f</text:span>ixed points, not increments</text:p>
        <text:p text:style-name="Standard"/>
        <text:p text:style-name="Preformatted_20_Text">var main = function (){</text:p>
        <text:p text:style-name="Preformatted_20_Text"><text:s text:c="4"/>$(".icon-menu").click(function(){</text:p>
        <text:p text:style-name="Preformatted_20_Text">$('.menu').animate({left: '0px'},200);</text:p>
        <text:p text:style-name="Preformatted_20_Text">$('body').animate({left: '<text:span text:style-name="T29">90</text:span>px'},200);</text:p>
        <text:p text:style-name="Preformatted_20_Text"><text:s text:c="4"/>});</text:p>
        <text:p text:style-name="Preformatted_20_Text"><text:tab/><text:tab/><text:tab/><text:tab/>};</text:p>
        <text:p text:style-name="Preformatted_20_Text">$(document).ready(main);</text:p>
        <text:h text:style-name="P56" text:outline-level="2"><text:span text:style-name="Source_20_Text"><text:span text:style-name="T9">.hide();</text:span></text:span><text:span text:style-name="T9"> to </text:span><text:span text:style-name="Source_20_Text"><text:span text:style-name="T9">$('.read'); <text:s text:c="3"/>appliying a function to a class</text:span></text:span> </text:h>
        <text:p text:style-name="P29">var main = function () {</text:p>
        <text:p text:style-name="P29"><text:s text:c="2"/>$(".btn").click(function () {</text:p>
        <text:p text:style-name="P29"><text:s text:c="4"/>$(".read").hide();</text:p>
        <text:p text:style-name="P29"><text:s text:c="2"/>});</text:p>
        <text:p text:style-name="P29">};</text:p>
        <text:p text:style-name="P29"/>
        <text:p text:style-name="P29"><text:s text:c="2"/>$('li').click(function() {</text:p>
        <text:p text:style-name="P29"><text:s text:c="2"/>$(this).addClass('read');</text:p>
        <text:p text:style-name="P29">})</text:p>
        <text:p text:style-name="P29"/>
        <text:p text:style-name="P29">$(document).ready(main);</text:p>
        <text:h text:style-name="Heading_20_2" text:outline-level="2">DOM stuff</text:h>
        <text:p text:style-name="Preformatted_20_Text">.next()<text:tab/>.<text:span text:style-name="T32">prev()<text:tab/></text:span>.children()</text:p>
        <text:h text:style-name="Heading_20_2" text:outline-level="2">twitter counter</text:h>
        <text:p text:style-name="P25">$('.status-box').keyup(function(){</text:p>
        <text:p text:style-name="P25"><text:s text:c="5"/>var postLength = $(this).val().length; </text:p>
        <text:p text:style-name="P25"><text:s text:c="5"/>var charactersLeft = (140-postLength);</text:p>
        <text:p text:style-name="P26"><text:s text:c="5"/>$<text:span text:style-name="T33">(</text:span>".counter").text(charactersLeft);});</text:p>
        <text:h text:style-name="Heading_20_2" text:outline-level="2">Calendar picker</text:h>
        <text:p text:style-name="P27"><text:s text:c="4"/>$('#departing').datepicker();</text:p>
        <text:h text:style-name="Heading_20_2" text:outline-level="2">drawing</text:h>
        <text:p text:style-name="Standard">Circle:</text:p>
        <text:p text:style-name="P27"><text:span text:style-name="Source_20_Text">context.arc(95, 85, 40, 0, 2*Math.PI);</text:span></text:p>
        <text:p text:style-name="P40"><text:span text:style-name="Source_20_Text">.arc(x,y,radius,startAngle,endAngle);</text:span></text:p>
        <text:p text:style-name="Standard">rectangle:</text:p>
        <text:p text:style-name="P42"><text:span text:style-name="Source_20_Text"><text:span text:style-name="T35">context.strokeRect(x,y,width,height);</text:span></text:span></text:p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mm" fo:margin-right="0mm" fo:text-indent="4.99mm" style:auto-text-indent="false"/>
    </style:style>
    <style:style style:name="Hanging_20_indent" style:display-name="Hanging indent" style:family="paragraph" style:parent-style-name="Text_20_body" style:class="text">
      <style:paragraph-properties fo:margin-left="10mm" fo:margin-right="0mm" fo:text-indent="-4.99mm" style:auto-text-indent="false">
        <style:tab-stops>
          <style:tab-stop style:position="0m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style:font-size-asian="10pt" style:font-size-complex="10pt"/>
    </style:style>
    <style:style style:name="MT1" style:family="text">
      <style:text-properties officeooo:rsid="003a2986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jQuery Glossary<text:tab/><text:tab/><text:span text:style-name="MT1">v1.1<text:tab/><text:tab/></text:span><text:span text:style-name="MT1"><text:page-number text:select-page="current">1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5:03:30.667000000</meta:creation-date>
    <dc:date>2015-11-24T16:41:30.097000000</dc:date>
    <meta:editing-duration>PT15H28M57S</meta:editing-duration>
    <meta:editing-cycles>68</meta:editing-cycles>
    <meta:generator>LibreOffice/5.0.3.2$Windows_x86 LibreOffice_project/e5f16313668ac592c1bfb310f4390624e3dbfb75</meta:generator>
    <meta:print-date>2015-11-05T17:14:19.543000000</meta:print-date>
    <meta:document-statistic meta:table-count="1" meta:image-count="0" meta:object-count="0" meta:page-count="3" meta:paragraph-count="172" meta:word-count="774" meta:character-count="5956" meta:non-whitespace-character-count="5070"/>
  </office:meta>
</office:document-meta>
</file>